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1f497d"/>
    </style:style>
    <style:style style:name="P2" style:family="paragraph" style:parent-style-name="Text_20_body">
      <style:paragraph-properties fo:margin-left="4.233cm" fo:margin-right="0cm" fo:text-indent="-4.233cm" style:auto-text-indent="false"/>
    </style:style>
    <style:style style:name="P3" style:family="paragraph" style:parent-style-name="Text_20_body">
      <style:text-properties fo:color="#1f497d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e: </text:span><text:span text:style-name="T1">XY</text:span></text:p>
      <text:p text:style-name="P2"><text:span text:style-name="T2">Envoyé: </text:span><text:span text:style-name="T1">mercredi 21 décembre 15:51</text:span></text:p>
      <text:p text:style-name="P2"><text:span text:style-name="T2">À: </text:span><text:span text:style-name="T1">XX</text:span></text:p>
      <text:p text:style-name="P2"><text:span text:style-name="T2">Objet: </text:span><text:span text:style-name="T1">RE: Formation à la recherche et à l'utilisation de l'information - Ba science et génie des matériaux</text:span></text:p>
      <text:p text:style-name="P2"><text:span text:style-name="T2">Pièces jointes: </text:span><text:span text:style-name="T1">projet_ecrans_tactiles.pdf; Projet Casques de vélo.pdf; isolation .pdf; Balle_de_golf.pdf</text:span></text:p>
      <text:p text:style-name="Text_20_body"> </text:p>
      <text:p text:style-name="P1">Bonjour, </text:p>
      <text:p text:style-name="P1"> </text:p>
      <text:p text:style-name="P1">Les horaires des cours sont maintenant validés, ce cours aura lieu les jeudis à partir du 23 février en salle MXF1. Si cela est toujours possible pour vous, j’aimerais donc vous inviter pour le 23 février et ou le 1 mars à votre convenance.</text:p>
      <text:p text:style-name="P1"> </text:p>
      <text:p text:style-name="P1">23 Février : </text:p>
      <text:p text:style-name="P1">Introduction au cours et sélection des sujets de projets : 14-16h : XY</text:p>
      <text:p text:style-name="P1">Circuits de l’information et ressources (search information) 17h-18h : XX</text:p>
      <text:p text:style-name="P1"> </text:p>
      <text:p text:style-name="P1">1 Mars : </text:p>
      <text:p text:style-name="P1">Validation des sujets et intervenant de l’institut  (2h) : XY</text:p>
      <text:p text:style-name="P1">Aide à la recherche (XX)</text:p>
      <text:p text:style-name="P1"> </text:p>
      <text:p text:style-name="P1">Voici en annexe, quatre exemples de projets réalisé l’an dernier par les étudiants. </text:p>
      <text:p text:style-name="P1"> </text:p>
      <text:p text:style-name="P1">Les sujets de cette année seront établis avec les étudiants durant la première séance. Il s’agira également d’objets de la vie courante.</text:p>
      <text:p text:style-name="P1"> </text:p>
      <text:p text:style-name="P1">Merci pour votre support.</text:p>
      <text:p text:style-name="P1"> </text:p>
      <text:p text:style-name="P1">Heureuses fêtes.</text:p>
      <text:p text:style-name="P1"> </text:p>
      <text:p text:style-name="P1">X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7:43:15.400672000</meta:creation-date>
    <dc:date>2014-11-01T18:53:15.754291000</dc:date>
    <meta:editing-duration>PT21S</meta:editing-duration>
    <meta:editing-cycles>4</meta:editing-cycles>
    <meta:generator>LibreOffice/4.2.6.3$MacOSX_x86 LibreOffice_project/3fd416d4c6db7d3204c17ce57a1d70f6e531ee21</meta:generator>
    <meta:document-statistic meta:table-count="0" meta:image-count="0" meta:object-count="0" meta:page-count="1" meta:paragraph-count="27" meta:word-count="168" meta:character-count="1028" meta:non-whitespace-character-count="864"/>
  </office:meta>
</office:document-meta>
</file>